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b51" officeooo:paragraph-rsid="00058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drayguhjmkl,ñrdtfygkhjtydctfgbuhjkkqaesrdtfygksx6rdtfvybhnijpmkesrdtfyguhijd7try8uhjio+pwetyiuoipñe75rf68ghy8uj9'olpwrtrfuhyioied6rtfhyujoppwre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son Ortiz</meta:initial-creator>
    <meta:creation-date>2014-11-11T14:24:00.000741003</meta:creation-date>
    <dc:date>2014-11-11T14:24:14.080666342</dc:date>
    <dc:creator>Wilson Ortiz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48" meta:non-whitespace-character-count="148"/>
    <meta:generator>LibreOffice/4.2.7.2$Linux_X86_64 LibreOffice_project/420m0$Build-2</meta:generator>
  </office:meta>
</office:document-meta>
</file>